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shell&gt; StringBuffer s = new StringBuffer("aasdf")</text:p>
      <text:p text:style-name="Standard">s ==&gt; aasdf</text:p>
      <text:p text:style-name="Standard"/>
      <text:p text:style-name="Standard">jshell&gt; String s = "ask";</text:p>
      <text:p text:style-name="Standard">s ==&gt; "ask"</text:p>
      <text:p text:style-name="Standard"/>
      <text:p text:style-name="Standard">jshell&gt; s.</text:p>
      <text:p text:style-name="Standard">charAt( <text:s text:c="15"/>chars() <text:s text:c="15"/>codePointAt( <text:s text:c="10"/></text:p>
      <text:p text:style-name="Standard">codePointBefore( <text:s text:c="6"/>codePointCount( <text:s text:c="7"/>codePoints() <text:s text:c="10"/></text:p>
      <text:p text:style-name="Standard">compareTo( <text:s text:c="12"/>compareToIgnoreCase( <text:s text:c="2"/>concat( <text:s text:c="15"/></text:p>
      <text:p text:style-name="Standard">contains( <text:s text:c="13"/>contentEquals( <text:s text:c="8"/>describeConstable() <text:s text:c="3"/></text:p>
      <text:p text:style-name="Standard">endsWith( <text:s text:c="13"/>equals( <text:s text:c="15"/>equalsIgnoreCase( <text:s text:c="5"/></text:p>
      <text:p text:style-name="Standard">formatted( <text:s text:c="12"/>getBytes( <text:s text:c="13"/>getChars( <text:s text:c="13"/></text:p>
      <text:p text:style-name="Standard">getClass() <text:s text:c="12"/>hashCode() <text:s text:c="12"/>indent( <text:s text:c="15"/></text:p>
      <text:p text:style-name="Standard">indexOf( <text:s text:c="14"/>intern() <text:s text:c="14"/>isBlank() <text:s text:c="13"/></text:p>
      <text:p text:style-name="Standard">isEmpty() <text:s text:c="13"/>lastIndexOf( <text:s text:c="10"/>length() <text:s text:c="14"/></text:p>
      <text:p text:style-name="Standard">lines() <text:s text:c="15"/>matches( <text:s text:c="14"/>notify() <text:s text:c="14"/></text:p>
      <text:p text:style-name="Standard">notifyAll() <text:s text:c="11"/>offsetByCodePoints( <text:s text:c="3"/>regionMatches( <text:s text:c="8"/></text:p>
      <text:p text:style-name="Standard">repeat( <text:s text:c="15"/>replace( <text:s text:c="14"/>replaceAll( <text:s text:c="11"/></text:p>
      <text:p text:style-name="Standard">replaceFirst( <text:s text:c="9"/>resolveConstantDesc( <text:s text:c="2"/>split( <text:s text:c="16"/></text:p>
      <text:p text:style-name="Standard">splitWithDelimiters( <text:s text:c="2"/>startsWith( <text:s text:c="11"/>strip() <text:s text:c="15"/></text:p>
      <text:p text:style-name="Standard">stripIndent() <text:s text:c="9"/>stripLeading() <text:s text:c="8"/>stripTrailing() <text:s text:c="7"/></text:p>
      <text:p text:style-name="Standard">subSequence( <text:s text:c="10"/>substring( <text:s text:c="12"/>toCharArray() <text:s text:c="9"/></text:p>
      <text:p text:style-name="Standard">toLowerCase( <text:s text:c="10"/>toString() <text:s text:c="12"/>toUpperCase( <text:s text:c="10"/></text:p>
      <text:p text:style-name="Standard">transform( <text:s text:c="12"/>translateEscapes() <text:s text:c="4"/>trim() <text:s text:c="16"/></text:p>
      <text:p text:style-name="Standard">wait( <text:s text:c="17"/></text:p>
      <text:p text:style-name="Standard">jshell&gt; s.st</text:p>
      <text:p text:style-name="Standard">startsWith( <text:s text:c="6"/>strip() <text:s text:c="10"/>stripIndent() <text:s text:c="4"/>stripLeading() <text:s text:c="3"/></text:p>
      <text:p text:style-name="Standard">stripTrailing() <text:s text:c="2"/></text:p>
      <text:p text:style-name="Standard">jshell&gt; StringBuffer s1= "sggs"</text:p>
      <text:p text:style-name="Standard">| <text:s/>Error:</text:p>
      <text:p text:style-name="Standard">| <text:s/>incompatible types: java.lang.String cannot be converted to java.lang.StringBuffer</text:p>
      <text:p text:style-name="Standard">| <text:s/>StringBuffer s1= "sggs";</text:p>
      <text:p text:style-name="Standard">| <text:s text:c="18"/>^----^</text:p>
      <text:p text:style-name="Standard"/>
      <text:p text:style-name="Standard">jshell&gt; StringBuffer s1= sggs</text:p>
      <text:p text:style-name="Standard">| <text:s/>Error:</text:p>
      <text:p text:style-name="Standard">| <text:s/>cannot find symbol</text:p>
      <text:p text:style-name="Standard">| <text:s text:c="3"/>symbol: <text:s text:c="2"/>variable sggs</text:p>
      <text:p text:style-name="Standard">| <text:s/>StringBuffer s1= sggs;</text:p>
      <text:p text:style-name="Standard">| <text:s text:c="18"/>^--^</text:p>
      <text:p text:style-name="Standard"/>
      <text:p text:style-name="Standard">jshell&gt; StringBuffer s1 = new StringBuffer("sggs");</text:p>
      <text:p text:style-name="Standard"><text:s text:c="3"/>...&gt; </text:p>
      <text:p text:style-name="Standard">s1 ==&gt; sggs</text:p>
      <text:p text:style-name="Standard"/>
      <text:p text:style-name="Standard">jshell&gt; s1.append</text:p>
      <text:p text:style-name="Standard">| <text:s/>Error:</text:p>
      <text:p text:style-name="Standard">| <text:s/>cannot find symbol</text:p>
      <text:p text:style-name="Standard">| <text:s text:c="3"/>symbol: <text:s text:c="2"/>variable append</text:p>
      <text:p text:style-name="Standard">| <text:s/>s1.append</text:p>
      <text:p text:style-name="Standard">| <text:s/>^-------^</text:p>
      <text:p text:style-name="Standard"><text:soft-page-break/></text:p>
      <text:p text:style-name="Standard">jshell&gt; s1.a</text:p>
      <text:p text:style-name="Standard">append( <text:s text:c="11"/>appendCodePoint( <text:s text:c="2"/></text:p>
      <text:p text:style-name="Standard">jshell&gt; s1.append(" nanded")</text:p>
      <text:p text:style-name="Standard">$4 ==&gt; sggs nanded</text:p>
      <text:p text:style-name="Standard"/>
      <text:p text:style-name="Standard">jshell&gt; StringBuffer s2=s1</text:p>
      <text:p text:style-name="Standard">s2 ==&gt; sggs nanded</text:p>
      <text:p text:style-name="Standard"/>
      <text:p text:style-name="Standard">jshell&gt; s1=s2</text:p>
      <text:p text:style-name="Standard">s1 ==&gt; sggs nanded</text:p>
      <text:p text:style-name="Standard"/>
      <text:p text:style-name="Standard">jshell&gt; s2 ==s1</text:p>
      <text:p text:style-name="Standard">$7 ==&gt; true</text:p>
      <text:p text:style-name="Standard"/>
      <text:p text:style-name="Standard">jshell&gt; StringBuilder s = new StringBuilder("ssg");</text:p>
      <text:p text:style-name="Standard">s ==&gt; ssg</text:p>
      <text:p text:style-name="Standard"/>
      <text:p text:style-name="Standard">jshell&gt; StringBuilder s = "kd"</text:p>
      <text:p text:style-name="Standard">| <text:s/>Error:</text:p>
      <text:p text:style-name="Standard">| <text:s/>incompatible types: java.lang.String cannot be converted to java.lang.StringBuilder</text:p>
      <text:p text:style-name="Standard">| <text:s/>StringBuilder s = "kd";</text:p>
      <text:p text:style-name="Standard">| <text:s text:c="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23:45:05.412607664</meta:creation-date>
    <dc:date>2024-03-02T00:04:16.826663157</dc:date>
    <meta:editing-duration>PT19M11S</meta:editing-duration>
    <meta:editing-cycles>1</meta:editing-cycles>
    <meta:document-statistic meta:table-count="0" meta:image-count="0" meta:object-count="0" meta:page-count="2" meta:paragraph-count="64" meta:word-count="212" meta:character-count="2378" meta:non-whitespace-character-count="1500"/>
    <meta:generator>LibreOffice/7.6.4.1$Linux_X86_64 LibreOffice_project/60$Build-1</meta:generator>
  </office:meta>
</office:document-meta>
</file>